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C0000009A5AA89D944C5B8416.png" manifest:media-type="image/png"/>
  <manifest:file-entry manifest:full-path="Pictures/1000B09000001D5900000FE8C0500351CD0B8F64.svg" manifest:media-type="image/svg+xml"/>
  <manifest:file-entry manifest:full-path="Pictures/100002010000017500000039481BEF2CFBADF1A3.png" manifest:media-type="image/png"/>
  <manifest:file-entry manifest:full-path="Pictures/10000201000002D60000013D0018A564996D2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rsid="002022d1" officeooo:paragraph-rsid="008a997f"/>
    </style:style>
    <style:style style:name="P4" style:family="paragraph" style:parent-style-name="Standard">
      <style:text-properties officeooo:rsid="002022d1" officeooo:paragraph-rsid="008bed8f"/>
    </style:style>
    <style:style style:name="P5" style:family="paragraph" style:parent-style-name="Standard">
      <style:text-properties officeooo:rsid="002022d1" officeooo:paragraph-rsid="008d90a9"/>
    </style:style>
    <style:style style:name="P6" style:family="paragraph" style:parent-style-name="Standard">
      <style:text-properties officeooo:rsid="002022d1" officeooo:paragraph-rsid="008ee2ce"/>
    </style:style>
    <style:style style:name="P7" style:family="paragraph" style:parent-style-name="Standard">
      <style:text-properties style:text-line-through-style="none" style:text-line-through-type="none" officeooo:rsid="008ee2ce" officeooo:paragraph-rsid="008d90a9"/>
    </style:style>
    <style:style style:name="P8" style:family="paragraph" style:parent-style-name="Standard">
      <style:text-properties style:text-line-through-style="none" style:text-line-through-type="none" officeooo:rsid="008d90a9" officeooo:paragraph-rsid="008bed8f"/>
    </style:style>
    <style:style style:name="P9" style:family="paragraph" style:parent-style-name="Standard">
      <style:text-properties style:text-line-through-style="none" style:text-line-through-type="none" officeooo:rsid="008d90a9" officeooo:paragraph-rsid="008d90a9"/>
    </style:style>
    <style:style style:name="P10" style:family="paragraph" style:parent-style-name="Standard">
      <style:text-properties style:text-line-through-style="none" style:text-line-through-type="none" officeooo:rsid="008d90a9" officeooo:paragraph-rsid="00926161"/>
    </style:style>
    <style:style style:name="P11" style:family="paragraph" style:parent-style-name="Standard">
      <style:text-properties style:text-line-through-style="none" style:text-line-through-type="none" officeooo:rsid="0095d9a3" officeooo:paragraph-rsid="0095d9a3"/>
    </style:style>
    <style:style style:name="P12" style:family="paragraph" style:parent-style-name="Standard">
      <style:text-properties style:text-line-through-style="none" style:text-line-through-type="none" officeooo:rsid="00944f57" officeooo:paragraph-rsid="00944f57"/>
    </style:style>
    <style:style style:name="P13" style:family="paragraph" style:parent-style-name="Standard">
      <style:text-properties style:text-line-through-style="none" style:text-line-through-type="none" officeooo:rsid="00944f57" officeooo:paragraph-rsid="009d410f"/>
    </style:style>
    <style:style style:name="P14" style:family="paragraph" style:parent-style-name="Standard">
      <style:text-properties style:text-line-through-style="none" style:text-line-through-type="none" officeooo:rsid="00a590c9" officeooo:paragraph-rsid="00a590c9"/>
    </style:style>
    <style:style style:name="P15" style:family="paragraph" style:parent-style-name="Standard">
      <style:text-properties style:text-line-through-style="none" style:text-line-through-type="none" fo:font-weight="normal" officeooo:rsid="00a2413a" officeooo:paragraph-rsid="009d410f" style:font-weight-asian="normal" style:font-weight-complex="normal"/>
    </style:style>
    <style:style style:name="P16" style:family="paragraph" style:parent-style-name="Standard">
      <style:text-properties style:text-line-through-style="none" style:text-line-through-type="none" fo:font-weight="normal" officeooo:rsid="00a2413a" officeooo:paragraph-rsid="00acced3" style:font-weight-asian="normal" style:font-weight-complex="normal"/>
    </style:style>
    <style:style style:name="P17" style:family="paragraph" style:parent-style-name="Standard">
      <style:text-properties style:text-line-through-style="none" style:text-line-through-type="none" fo:font-weight="bold" officeooo:rsid="00b01cf7" officeooo:paragraph-rsid="00b01cf7" style:font-weight-asian="bold" style:font-weight-complex="bold"/>
    </style:style>
    <style:style style:name="P18" style:family="paragraph" style:parent-style-name="Standard">
      <style:text-properties officeooo:rsid="00939a15" officeooo:paragraph-rsid="00939a15"/>
    </style:style>
    <style:style style:name="P19" style:family="paragraph" style:parent-style-name="Standard">
      <style:text-properties officeooo:paragraph-rsid="00944f57"/>
    </style:style>
    <style:style style:name="P20" style:family="paragraph" style:parent-style-name="Standard">
      <style:text-properties officeooo:paragraph-rsid="0095d9a3"/>
    </style:style>
    <style:style style:name="P21" style:family="paragraph" style:parent-style-name="Standard">
      <style:text-properties style:text-line-through-style="solid" style:text-line-through-type="single" officeooo:rsid="00944f57" officeooo:paragraph-rsid="009d410f"/>
    </style:style>
    <style:style style:name="P22" style:family="paragraph" style:parent-style-name="Standard">
      <style:text-properties officeooo:paragraph-rsid="009d410f"/>
    </style:style>
    <style:style style:name="P23" style:family="paragraph" style:parent-style-name="Standard">
      <style:text-properties officeooo:paragraph-rsid="00b01cf7"/>
    </style:style>
    <style:style style:name="P24" style:family="paragraph" style:parent-style-name="Standard">
      <style:text-properties fo:font-weight="bold" officeooo:rsid="00b60479" officeooo:paragraph-rsid="00b60479" style:font-weight-asian="bold" style:font-weight-complex="bold"/>
    </style:style>
    <style:style style:name="P25" style:family="paragraph" style:parent-style-name="Standard">
      <style:text-properties fo:font-weight="bold" officeooo:rsid="00b60479" officeooo:paragraph-rsid="00b61f33" style:font-weight-asian="bold" style:font-weight-complex="bold"/>
    </style:style>
    <style:style style:name="P26" style:family="paragraph" style:parent-style-name="Standard">
      <style:text-properties fo:font-weight="bold" officeooo:paragraph-rsid="00bade4d" style:font-weight-asian="bold" style:font-weight-complex="bold"/>
    </style:style>
    <style:style style:name="P27" style:family="paragraph" style:parent-style-name="Standard">
      <style:text-properties officeooo:paragraph-rsid="00b60479"/>
    </style:style>
    <style:style style:name="P28" style:family="paragraph" style:parent-style-name="Standard">
      <style:text-properties officeooo:rsid="00b61f33" officeooo:paragraph-rsid="00b61f33"/>
    </style:style>
    <style:style style:name="P29" style:family="paragraph" style:parent-style-name="Standard">
      <style:text-properties officeooo:paragraph-rsid="00b61f33"/>
    </style:style>
    <style:style style:name="P30" style:family="paragraph" style:parent-style-name="Standard">
      <style:text-properties officeooo:paragraph-rsid="00bade4d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P34" style:family="paragraph" style:parent-style-name="Standard">
      <style:text-properties officeooo:paragraph-rsid="00bade4d"/>
    </style:style>
    <style:style style:name="P35" style:family="paragraph" style:parent-style-name="Standard">
      <style:text-properties officeooo:paragraph-rsid="00b61f33"/>
    </style:style>
    <style:style style:name="P36" style:family="paragraph" style:parent-style-name="Standard">
      <style:text-properties officeooo:paragraph-rsid="00c196ef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officeooo:paragraph-rsid="00a85302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872862"/>
    </style:style>
    <style:style style:name="T3" style:family="text">
      <style:text-properties officeooo:rsid="008a997f"/>
    </style:style>
    <style:style style:name="T4" style:family="text">
      <style:text-properties officeooo:rsid="008bed8f"/>
    </style:style>
    <style:style style:name="T5" style:family="text">
      <style:text-properties officeooo:rsid="008c2233"/>
    </style:style>
    <style:style style:name="T6" style:family="text">
      <style:text-properties style:text-line-through-style="none" style:text-line-through-type="none" officeooo:rsid="008c2233"/>
    </style:style>
    <style:style style:name="T7" style:family="text">
      <style:text-properties style:text-line-through-style="none" style:text-line-through-type="none" officeooo:rsid="008d90a9"/>
    </style:style>
    <style:style style:name="T8" style:family="text">
      <style:text-properties style:text-line-through-style="none" style:text-line-through-type="none" officeooo:rsid="008ed256"/>
    </style:style>
    <style:style style:name="T9" style:family="text">
      <style:text-properties style:text-line-through-style="none" style:text-line-through-type="none" officeooo:rsid="008ee2ce"/>
    </style:style>
    <style:style style:name="T10" style:family="text">
      <style:text-properties style:text-line-through-style="none" style:text-line-through-type="none" fo:font-style="italic" fo:font-weight="bold" officeooo:rsid="008ee2ce" style:font-style-asian="italic" style:font-weight-asian="bold" style:font-style-complex="italic" style:font-weight-complex="bold"/>
    </style:style>
    <style:style style:name="T11" style:family="text">
      <style:text-properties style:text-line-through-style="none" style:text-line-through-type="none" fo:font-style="italic" fo:font-weight="bold" officeooo:rsid="008f4cc1" style:font-style-asian="italic" style:font-weight-asian="bold" style:font-style-complex="italic" style:font-weight-complex="bold"/>
    </style:style>
    <style:style style:name="T12" style:family="text">
      <style:text-properties style:text-line-through-style="none" style:text-line-through-type="none" fo:font-style="normal" fo:font-weight="normal" officeooo:rsid="008ee2ce" style:font-style-asian="normal" style:font-weight-asian="normal" style:font-style-complex="normal" style:font-weight-complex="normal"/>
    </style:style>
    <style:style style:name="T13" style:family="text">
      <style:text-properties style:text-line-through-style="none" style:text-line-through-type="none" officeooo:rsid="00944f57"/>
    </style:style>
    <style:style style:name="T14" style:family="text">
      <style:text-properties style:text-line-through-style="none" style:text-line-through-type="none" officeooo:rsid="0095d9a3"/>
    </style:style>
    <style:style style:name="T15" style:family="text">
      <style:text-properties style:text-line-through-style="none" style:text-line-through-type="none" officeooo:rsid="009d410f"/>
    </style:style>
    <style:style style:name="T16" style:family="text">
      <style:text-properties style:text-line-through-style="none" style:text-line-through-type="none" fo:font-weight="bold" officeooo:rsid="009d410f" style:font-weight-asian="bold" style:font-weight-complex="bold"/>
    </style:style>
    <style:style style:name="T17" style:family="text">
      <style:text-properties style:text-line-through-style="none" style:text-line-through-type="none" fo:font-weight="normal" officeooo:rsid="00a2413a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9eaa3b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b01cf7" style:font-weight-asian="normal" style:font-weight-complex="normal"/>
    </style:style>
    <style:style style:name="T20" style:family="text">
      <style:text-properties officeooo:rsid="00944f57"/>
    </style:style>
    <style:style style:name="T21" style:family="text">
      <style:text-properties officeooo:rsid="0095d9a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9d410f" style:font-weight-asian="bold" style:font-weight-complex="bold"/>
    </style:style>
    <style:style style:name="T24" style:family="text">
      <style:text-properties fo:font-weight="bold" officeooo:rsid="009a5d33" style:font-weight-asian="bold" style:font-weight-complex="bold"/>
    </style:style>
    <style:style style:name="T25" style:family="text">
      <style:text-properties fo:font-weight="bold" officeooo:rsid="00b20071" style:font-weight-asian="bold" style:font-weight-complex="bold"/>
    </style:style>
    <style:style style:name="T26" style:family="text">
      <style:text-properties fo:font-weight="bold" officeooo:rsid="00b48135" style:font-weight-asian="bold" style:font-weight-complex="bold"/>
    </style:style>
    <style:style style:name="T27" style:family="text">
      <style:text-properties officeooo:rsid="0098ac95"/>
    </style:style>
    <style:style style:name="T28" style:family="text">
      <style:text-properties officeooo:rsid="009a5d33"/>
    </style:style>
    <style:style style:name="T29" style:family="text">
      <style:text-properties officeooo:rsid="009b44f0"/>
    </style:style>
    <style:style style:name="T30" style:family="text">
      <style:text-properties officeooo:rsid="009c4f72"/>
    </style:style>
    <style:style style:name="T31" style:family="text">
      <style:text-properties officeooo:rsid="009d410f"/>
    </style:style>
    <style:style style:name="T32" style:family="text">
      <style:text-properties fo:font-weight="normal" officeooo:rsid="009d410f" style:font-weight-asian="normal" style:font-weight-complex="normal"/>
    </style:style>
    <style:style style:name="T33" style:family="text">
      <style:text-properties fo:font-weight="normal" officeooo:rsid="009eaa3b" style:font-weight-asian="normal" style:font-weight-complex="normal"/>
    </style:style>
    <style:style style:name="T34" style:family="text">
      <style:text-properties fo:font-weight="normal" officeooo:rsid="00a04b9a" style:font-weight-asian="normal" style:font-weight-complex="normal"/>
    </style:style>
    <style:style style:name="T35" style:family="text">
      <style:text-properties fo:font-weight="normal" officeooo:rsid="00a2413a" style:font-weight-asian="normal" style:font-weight-complex="normal"/>
    </style:style>
    <style:style style:name="T36" style:family="text">
      <style:text-properties fo:color="#000000" style:text-line-through-style="none" style:text-line-through-type="none" style:font-name="Droid Sans Mono" fo:font-size="12pt" fo:font-weight="normal" officeooo:rsid="00a04b9a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color="#000000" style:font-name="Droid Sans Mono" fo:font-size="12pt" fo:font-weight="normal" officeooo:rsid="00a2413a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officeooo:rsid="00a85302"/>
    </style:style>
    <style:style style:name="T39" style:family="text">
      <style:text-properties officeooo:rsid="00a97405"/>
    </style:style>
    <style:style style:name="T40" style:family="text">
      <style:text-properties officeooo:rsid="00aab575"/>
    </style:style>
    <style:style style:name="T41" style:family="text">
      <style:text-properties officeooo:rsid="00b20071"/>
    </style:style>
    <style:style style:name="T42" style:family="text">
      <style:text-properties officeooo:rsid="00b48135"/>
    </style:style>
    <style:style style:name="T43" style:family="text">
      <style:text-properties officeooo:rsid="00b60479"/>
    </style:style>
    <style:style style:name="T44" style:family="text">
      <style:text-properties officeooo:rsid="00b61f33"/>
    </style:style>
    <style:style style:name="T45" style:family="text">
      <style:text-properties officeooo:rsid="00b798f9"/>
    </style:style>
    <style:style style:name="T46" style:family="text">
      <style:text-properties officeooo:rsid="00bade4d"/>
    </style:style>
    <style:style style:name="T47" style:family="text">
      <style:text-properties officeooo:rsid="00bddf77"/>
    </style:style>
    <style:style style:name="T48" style:family="text">
      <style:text-properties officeooo:rsid="00bf69a6"/>
    </style:style>
    <style:style style:name="T49" style:family="text">
      <style:text-properties officeooo:rsid="00c0ed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CSE 1<text:span text:style-name="T2">1</text:span>1</text:p>
      <text:p text:style-name="P31">_______________________________________</text:p>
      <text:p text:style-name="P1"/>
      <text:p text:style-name="P1"><text:span text:style-name="T1">Content and notes</text:span> </text:p>
      <text:p text:style-name="P2">0. Introd</text:p>
      <text:p text:style-name="P18">0. Select interpreter <text:a xlink:type="simple" xlink:href="https://stackoverflow.com/questions/50993566/vscode-there-is-no-pip-installer-available-in-the-selected-environment" text:style-name="Internet_20_link" text:visited-style-name="Visited_20_Internet_20_Link">https://stackoverflow.com/questions/50993566/vscode-there-is-no-pip-installer-available-in-the-selected-environment</text:a> </text:p>
      <text:p text:style-name="P2"><text:span text:style-name="T3">0. <text:s/>para actualizar a python 3.10: s</text:span>udo update-alternatives --install /usr/bin/python3 python3 /usr/bin/python3.10 1</text:p>
      <text:p text:style-name="P3">0. Introd<text:span text:style-name="T4">uction, concepts to remember:</text:span></text:p>
      <text:p text:style-name="P3"><text:tab/>-<text:span text:style-name="T4">Comments (#)</text:span></text:p>
      <text:p text:style-name="P3"><text:tab/>-<text:span text:style-name="T4">User input (input() function) … it always return a string</text:span></text:p>
      <text:p text:style-name="P3"><text:tab/>-<text:span text:style-name="T4">Variables</text:span></text:p>
      <text:p text:style-name="P3"><text:tab/>-<text:span text:style-name="T4">Data types</text:span></text:p>
      <text:p text:style-name="P3"><text:tab/><text:tab/>-<text:span text:style-name="T4">str (string)</text:span></text:p>
      <text:p text:style-name="P3"><text:tab/><text:tab/>-<text:span text:style-name="T4">bool (boolean variable)</text:span></text:p>
      <text:p text:style-name="P3"><text:tab/><text:tab/>-<text:span text:style-name="T4">int (integer)</text:span></text:p>
      <text:p text:style-name="P3"><text:tab/><text:tab/>-<text:span text:style-name="T4">float (floating point number)</text:span></text:p>
      <text:p text:style-name="P3"><text:tab/><text:tab/>-<text:span text:style-name="T4">list (collection of value) …. color = [“red”, “yellow”]</text:span></text:p>
      <text:p text:style-name="P3"><text:tab/><text:tab/>-<text:span text:style-name="T4">dict (dictionary. Collection of values)(each item is key value pair)</text:span></text:p>
      <text:p text:style-name="P4"><text:tab/><text:tab/><text:tab/><text:span text:style-name="T4">students = {“key1”: “value1”,“key2”: “value2”,“key3”: “value3”}</text:span></text:p>
      <text:p text:style-name="P4"><text:tab/>-<text:span text:style-name="T5">convert data types: str(), int(), float()</text:span></text:p>
      <text:p text:style-name="P4"><text:tab/>-<text:span text:style-name="T5">print()</text:span></text:p>
      <text:p text:style-name="P4"><text:tab/>- <text:s/><text:span text:style-name="T5">f-</text:span><text:span text:style-name="T6">string</text:span></text:p>
      <text:p text:style-name="P4"><text:span text:style-name="T6"><text:tab/>- </text:span><draw:frame draw:style-name="fr3" draw:name="Image1" text:anchor-type="char" svg:x="0.979cm" svg:y="0.159cm" svg:width="16.02cm" svg:height="6.994cm" draw:z-index="0"><draw:image xlink:href="Pictures/10000201000002D60000013D0018A564996D2342.png" xlink:type="simple" xlink:show="embed" xlink:actuate="onLoad" loext:mime-type="image/png"/></draw:frame><text:span text:style-name="T7">Shorthand operators:</text:span></text:p>
      <text:p text:style-name="P8"><draw:frame draw:style-name="fr2" draw:name="Image2" text:anchor-type="char" svg:width="9.869cm" svg:height="1.508cm" draw:z-index="1"><draw:image xlink:href="Pictures/100002010000017500000039481BEF2CFBADF1A3.png" xlink:type="simple" xlink:show="embed" xlink:actuate="onLoad" loext:mime-type="image/png"/></draw:frame></text:p>
      <text:p text:style-name="P8"/>
      <text:p text:style-name="P8"/>
      <text:p text:style-name="P9"><text:tab/></text:p>
      <text:p text:style-name="P9"><text:tab/></text:p>
      <text:p text:style-name="P9"/>
      <text:p text:style-name="P9"><text:soft-page-break/></text:p>
      <text:p text:style-name="P9"/>
      <text:p text:style-name="P5"><text:span text:style-name="T7"><text:tab/>- if statements (also called selection statements) </text:span><text:span text:style-name="T9">(use : and indentation)</text:span></text:p>
      <text:p text:style-name="P5"><text:span text:style-name="T7"><text:tab/><text:tab/></text:span><text:span text:style-name="T8">we can use 6 comparison operators in an if statement</text:span></text:p>
      <text:p text:style-name="P9"><text:tab/><text:tab/>&lt; less than</text:p>
      <text:p text:style-name="P9"><text:tab/><text:tab/>&lt;= less than or equal</text:p>
      <text:p text:style-name="P9"><text:tab/><text:tab/>&gt; greater than</text:p>
      <text:p text:style-name="P9"><text:tab/><text:tab/>&gt;= greater than or equal</text:p>
      <text:p text:style-name="P9"><text:tab/><text:tab/>== equal to</text:p>
      <text:p text:style-name="P9"><text:tab/><text:tab/>!= not equal to</text:p>
      <text:p text:style-name="P9"><text:tab/></text:p>
      <text:p text:style-name="P5"><text:span text:style-name="T7"><text:tab/>-</text:span><text:span text:style-name="T9">if...elif...else statements</text:span></text:p>
      <text:p text:style-name="P5"><text:span text:style-name="T9"><text:tab/>-logical operators (</text:span><text:span text:style-name="T10">and</text:span><text:span text:style-name="T9"> , </text:span><text:span text:style-name="T10">or, </text:span><text:span text:style-name="T11">not</text:span><text:span text:style-name="T10">)</text:span></text:p>
      <text:p text:style-name="P6"><text:span text:style-name="T10"><text:tab/><text:tab/>-</text:span><text:span text:style-name="T12">used to combine two comparisons</text:span></text:p>
      <text:p text:style-name="P7"/>
      <text:p text:style-name="P10">1. Note that in a Python program, a triple quoted string at the top of the file acts as a comment for the entire program.</text:p>
      <text:p text:style-name="P20"><text:span text:style-name="T14">1.2 </text:span><text:span text:style-name="T22">A </text:span><text:span text:style-name="Definition"><text:span text:style-name="T22">parameter</text:span></text:span> is a piece of data that a function needs in order to complete its task. In the online reference for the <text:span text:style-name="Source_20_Text">input</text:span> function, we see that the <text:span text:style-name="Source_20_Text">input</text:span> function has one parameter named <text:span text:style-name="Variable">prompt</text:span>.</text:p>
      <text:p text:style-name="P20"/>
      <text:p text:style-name="Text_20_body"><text:span text:style-name="T21">1.3 </text:span><text:span text:style-name="T22">An </text:span><text:bookmark text:name="arg"/><text:span text:style-name="Definition"><text:span text:style-name="T22">argument</text:span></text:span> is the value that is passed through a parameter into a function. In other words, parameters are listed in a function's documentation, and arguments are listed in a call to a function.</text:p>
      <text:p text:style-name="P14">2.0. A <text:span text:style-name="Definition">function</text:span> is a group of statements that together perform one task.</text:p>
      <text:p text:style-name="P11"/>
      <text:p text:style-name="P19"><text:span text:style-name="T13">2. </text:span>Built-in functions: Python includes many <text:span text:style-name="Definition">built-in functions</text:span> such as: <text:span text:style-name="Source_20_Text">input</text:span>, <text:span text:style-name="Source_20_Text">int</text:span>, <text:span text:style-name="Source_20_Text">float</text:span>, <text:span text:style-name="Source_20_Text">str</text:span>, <text:span text:style-name="Source_20_Text">len</text:span>, <text:span text:style-name="Source_20_Text">range</text:span>, <text:span text:style-name="Source_20_Text">abs</text:span>, <text:span text:style-name="Source_20_Text">round</text:span>, <text:span text:style-name="Source_20_Text">list</text:span>, <text:span text:style-name="Source_20_Text">dict</text:span>, <text:span text:style-name="Source_20_Text">open</text:span>, and <text:span text:style-name="Source_20_Text">print</text:span>. These are called built-in functions because you don't have to import any module to use them. They are simply a built-in part of the Python language.</text:p>
      <text:p text:style-name="P19"/>
      <text:p text:style-name="P19"><text:span text:style-name="T20">3. </text:span>Standard library functions: A Python <text:span text:style-name="Definition">module</text:span> is a collection of related functions. The Python <text:span text:style-name="Definition">standard library</text:span> includes many modules which have more functions, such as the <text:span text:style-name="Source_20_Text">math</text:span> module—which includes the <text:span text:style-name="Source_20_Text">floor</text:span>, <text:span text:style-name="Source_20_Text">ceil</text:span>, and <text:span text:style-name="Source_20_Text">sqrt</text:span> functions and the <text:span text:style-name="Source_20_Text">random</text:span> module—which includes the <text:span text:style-name="Source_20_Text">randint</text:span>, <text:span text:style-name="Source_20_Text">choice</text:span>, and <text:span text:style-name="Source_20_Text">shuffle</text:span> functions.</text:p>
      <text:p text:style-name="P19"/>
      <text:p text:style-name="P19"><text:span text:style-name="T20">4. </text:span>Third-party functions</text:p>
      <text:p text:style-name="P19"><text:span text:style-name="T20">5. </text:span>User-defined functions</text:p>
      <text:p text:style-name="P19">-<text:span text:style-name="T38">advantages of writing your own functions:</text:span></text:p>
      <text:p text:style-name="P19"><text:tab/>-making your code more reusable</text:p>
      <text:list xml:id="list1459997336" text:style-name="L1">
        <text:list-header>
          <text:p text:style-name="P37">-making your code easier to understand and debug</text:p>
          <text:p text:style-name="P37">-making your code easier to change and add capabilities</text:p>
        </text:list-header>
      </text:list>
      <text:p text:style-name="P19">-<text:span text:style-name="T39">T</text:span>he <text:span text:style-name="Definition">function name</text:span> must start with a letter or the underscore (_). The rest of the name must be made of letters, digits (0–9), or the underscore</text:p>
      <text:p text:style-name="P19">-A function name cannot include spaces or other punctuation.</text:p>
      <text:p text:style-name="P19">-<text:span text:style-name="T40">is a good idea t</text:span>o limit functions to less than 20 lines of code.</text:p>
      <text:p text:style-name="P19">-The most <text:span text:style-name="Definition">reusable functions</text:span> are ones that take parameters, perform calculations, and return a result but <text:span text:style-name="Emphasis">do not perform user input and output</text:span>.</text:p>
      <text:p text:style-name="P19"/>
      <text:p text:style-name="P19"><text:soft-page-break/>-<text:span text:style-name="T27">When you need <text:s/>to repeat something, you can create a function and call it everytime instead of writing the same code over and over again</text:span></text:p>
      <text:p text:style-name="P12">-<text:span text:style-name="T24">return</text:span><text:span text:style-name="T28">: passes back a value...</text:span><text:span text:style-name="T29">so you need a place to put what is returned back</text:span></text:p>
      <text:p text:style-name="P12">-<text:span text:style-name="T30">functions must be declared before the line of code where the functions is called</text:span></text:p>
      <text:p text:style-name="P21"><text:span text:style-name="T31">-</text:span><text:span text:style-name="T16">positional-notation:</text:span><text:span text:style-name="T15"> the order does matter </text:span></text:p>
      <text:p text:style-name="P13">-<text:span text:style-name="T23">named-notation: </text:span><text:span text:style-name="T34">makes your code more readable. w</text:span><text:span text:style-name="T32">ith this notation the order doesnt matter.. </text:span><text:span text:style-name="T33">you can specify parameters in any order</text:span></text:p>
      <text:p text:style-name="P22"><text:span text:style-name="T18"><text:tab/></text:span><text:span text:style-name="T36">first_name_initial = get_initial(force_uppercase=False, name=first_name)</text:span></text:p>
      <text:p text:style-name="P13"><text:span text:style-name="T33">-</text:span><text:span text:style-name="T35">you can use default values in parameters</text:span></text:p>
      <text:p text:style-name="P22"><text:span text:style-name="T17"><text:tab/></text:span><text:span text:style-name="T37">def get_initial(name, force_uppercase = True):</text:span></text:p>
      <text:p text:style-name="P15"/>
      <text:p text:style-name="P15"><draw:frame draw:style-name="fr1" draw:name="Image3" text:anchor-type="as-char" svg:width="7.512cm" svg:height="4.073cm" draw:z-index="2"><draw:image xlink:href="Pictures/1000B09000001D5900000FE8C0500351CD0B8F64.svg" xlink:type="simple" xlink:show="embed" xlink:actuate="onLoad" loext:mime-type="image/svg+xml"/><draw:image xlink:href="Pictures/100002010000011C0000009A5AA89D944C5B8416.png" xlink:type="simple" xlink:show="embed" xlink:actuate="onLoad" loext:mime-type="image/png"/><svg:title>The key for reading call graphs</svg:title></draw:frame></text:p>
      <text:p text:style-name="P16"/>
      <text:p text:style-name="P16"/>
      <text:p text:style-name="P17">6. Function details:</text:p>
      <text:p text:style-name="P23"><text:span text:style-name="T19">-</text:span>The <text:span text:style-name="Definition">scope</text:span> of a variable determines how long that variable exists and where it can be used. Within a Python program, there are two categories of scope: local and global. A variable has <text:span text:style-name="Definition"><text:span text:style-name="T22">local scope</text:span></text:span> when it is defined (assigned a value) inside a function. A variable has <text:span text:style-name="Definition"><text:span text:style-name="T22">global scope</text:span></text:span> when it is defined outside of all functions. </text:p>
      <text:p text:style-name="P23">-<text:span text:style-name="T22">Parameters</text:span> have local scope because they are defined within a function</text:p>
      <text:p text:style-name="P23">-<text:span text:style-name="T41">to </text:span><text:span text:style-name="T25">pass a variable from one function to another</text:span><text:span text:style-name="T41">, you can <text:s/>add a parameter to the function you want it to pass to: </text:span></text:p>
      <text:p text:style-name="P23">import math</text:p>
      <text:p text:style-name="P23"/>
      <text:p text:style-name="P23">def main():</text:p>
      <text:p text:style-name="P23"><text:s text:c="4"/><text:span text:style-name="T22">radius</text:span> = float(input("Enter the radius of a circle: "))</text:p>
      <text:p text:style-name="P23"><text:s text:c="4"/>area = circle_area(radius)</text:p>
      <text:p text:style-name="P23"><text:s text:c="4"/>print(f"area: {area:.1f}")</text:p>
      <text:p text:style-name="P23"/>
      <text:p text:style-name="P23">def circle_area(<text:span text:style-name="T22">radius</text:span>):</text:p>
      <text:p text:style-name="P23"><text:s text:c="4"/>area = math.pi * <text:span text:style-name="T22">radius</text:span> * <text:span text:style-name="T22">radius</text:span></text:p>
      <text:p text:style-name="P23"><text:s text:c="4"/>return area</text:p>
      <text:p text:style-name="P23"/>
      <text:p text:style-name="P23">main()</text:p>
      <text:p text:style-name="P23"/>
      <text:p text:style-name="P23">-<text:span text:style-name="T42">you can add </text:span><text:span text:style-name="T26">default parameter values and optional arguments</text:span></text:p>
      <text:p text:style-name="P23"><text:tab/>-def arc_length(radius, <text:span text:style-name="Emphasis">degrees=360</text:span>):</text:p>
      <text:p text:style-name="P23">-the argument for a parameter that has a default value is optional.</text:p>
      <text:p text:style-name="P23"/>
      <text:p text:style-name="P24">7. Function design:</text:p>
      <text:p text:style-name="P27"><text:span text:style-name="T43">-</text:span>A good function is understandable by other programmers.</text:p>
      <text:p text:style-name="P27"><text:soft-page-break/><text:tab/>-<text:span text:style-name="T43">write a documentation string at the top of the function's</text:span></text:p>
      <text:p text:style-name="P27"><text:tab/>-<text:span text:style-name="T43">write comment in the body of the function as needed</text:span></text:p>
      <text:p text:style-name="P27">-A good function performs a single task that the programmer can describe, and the function's name matches its task.</text:p>
      <text:p text:style-name="P27">-A good function is relatively short, perhaps fewer than 20 lines of code.</text:p>
      <text:p text:style-name="P27">-A good function has as few decision points (<text:span text:style-name="Source_20_Text">if</text:span> statements and loops) as possible. Too many decision points in a function make a function error prone and difficult to test.</text:p>
      <text:p text:style-name="P27">-A good function is as reusable as possible. Functions that use parameters and return a result are more reusable than functions that get input from a user and print results to a terminal window.</text:p>
      <text:p text:style-name="P27"/>
      <text:p text:style-name="P25"><text:span text:style-name="T44">8</text:span>. <text:span text:style-name="T44">Testing functions</text:span>:</text:p>
      <text:p text:style-name="P28"><text:span text:style-name="T43">-</text:span><text:span text:style-name="T45">if I want to test “student.py” call the test file “test_student.py”</text:span></text:p>
      <text:p text:style-name="P29"><text:span text:style-name="T44">-</text:span>an <text:span text:style-name="Definition"><text:span text:style-name="T22">assertion</text:span></text:span> is a statement that causes the computer to check if a comparison is true. When the computer checks the comparison, if the comparison is true, the computer will continue to execute the code in the program. </text:p>
      <text:p text:style-name="P29">- The Python keyword to write an assertion is <text:a xlink:type="simple" xlink:href="https://docs.python.org/3/reference/simple_stmts.html#the-assert-statement" text:style-name="Internet_20_link" text:visited-style-name="Visited_20_Internet_20_Link"><text:span text:style-name="Source_20_Text">assert</text:span></text:a>.</text:p>
      <text:p text:style-name="P30"><text:span text:style-name="T46">- </text:span><text:span text:style-name="Source_20_Text">pytest</text:span> allows a programmer to write simple test functions that use the Python <text:span text:style-name="Source_20_Text">assert</text:span> statement to verify that a function returns a correct result.</text:p>
      <text:p text:style-name="P30">-The <text:span text:style-name="Source_20_Text">pytest</text:span> module contains a function named <text:a xlink:type="simple" xlink:href="https://docs.pytest.org/en/latest/reference/reference.html#pytest-approx" text:style-name="Internet_20_link" text:visited-style-name="Visited_20_Internet_20_Link"><text:span text:style-name="Source_20_Text">approx</text:span></text:a> to help us compare floating point numbers.</text:p>
      <text:p text:style-name="P30"><text:s text:c="3"/>- assert math.sqrt(5) == approx(2.24, 0.01)</text:p>
      <text:p text:style-name="P30"/>
      <text:p text:style-name="P26">- <text:span text:style-name="T47">How to test a function?</text:span></text:p>
      <text:p text:style-name="P29"><text:span text:style-name="T44"><text:tab/>- </text:span><text:span text:style-name="T47">1. </text:span>Write a function that is part of your normal Python program.</text:p>
      <text:p text:style-name="P29"><text:tab/>- <text:span text:style-name="T47">2. </text:span>Think about different parameter values that will cause the computer to execute all the code <text:tab/>in your function and will possibly cause your function to fail or return an incorrect result.</text:p>
      <text:p text:style-name="P29"><text:tab/>- <text:span text:style-name="T47">3. </text:span>In a separate Python file, write a test function that calls your program function and uses an <text:tab/><text:span text:style-name="Source_20_Text">assert</text:span> statement to <text:span text:style-name="Emphasis">automatically</text:span> verify that the value returned from your program function <text:tab/>is correct.</text:p>
      <text:p text:style-name="P29"><text:tab/>- <text:span text:style-name="T47">4. </text:span>Use <text:span text:style-name="Source_20_Text">pytest</text:span> to run the test function.</text:p>
      <text:p text:style-name="P29"><text:tab/>- <text:span text:style-name="T47">5. </text:span>Read the output of <text:span text:style-name="Source_20_Text">pytest</text:span> and use that output to help you find and fix mistakes in both <text:tab/>your program function and test function.</text:p>
      <text:p text:style-name="P29"/>
      <text:p text:style-name="P29">- It is a good idea to separate test functions and program functions because the separation makes it easy to release a program to users without releasing the test functions to them.</text:p>
      <text:p text:style-name="P29">- <text:span text:style-name="T49">To import function from one program to another</text:span></text:p>
      <text:p text:style-name="P29"><text:tab/>-from file_name import function_1, function_2, … function_N</text:p>
      <text:p text:style-name="P36">- <text:s/>Writing the <text:span text:style-name="Source_20_Text">if</text:span> statement above the call to <text:span text:style-name="Source_20_Text">main()</text:span> is the correct way to write code to start a program. The Python programming language guarantees that when the computer imports the program functions (in order to test them), the comparison in the <text:span text:style-name="Source_20_Text">if</text:span> statement will be false, so the computer will skip the call to <text:span text:style-name="Source_20_Text">main()</text:span>. </text:p>
      <text:p text:style-name="P36">- if __name__ == "__main__":</text:p>
      <text:p text:style-name="P33"><text:s text:c="4"/>main()</text:p>
      <text:p text:style-name="P29">- <text:span text:style-name="T48">For pip to work correctly </text:span>python3 -m pip install --user --upgrade pip setuptools wheel</text:p>
      <text:p text:style-name="P29">- <text:span text:style-name="T48">Install pytest <text:s/></text:span>python3 -m pip install --user pytest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6-01T19:58:55.756088048</dc:date>
    <meta:editing-duration>P3DT6H5M20S</meta:editing-duration>
    <meta:editing-cycles>133</meta:editing-cycles>
    <meta:document-statistic meta:table-count="0" meta:image-count="3" meta:object-count="0" meta:page-count="4" meta:paragraph-count="106" meta:word-count="1205" meta:character-count="7414" meta:non-whitespace-character-count="6217"/>
  </office:meta>
</office:document-meta>
</file>